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9600000174C942B761258C6ACE.png" manifest:media-type="image/png"/>
  <manifest:file-entry manifest:full-path="Pictures/10000000000003A80000013E1C62C3E9E5BD7078.png" manifest:media-type="image/png"/>
  <manifest:file-entry manifest:full-path="Pictures/10000000000002E5000002F945AE8304B5668BFC.png" manifest:media-type="image/png"/>
  <manifest:file-entry manifest:full-path="Pictures/10000000000002E5000002C290281E4385B0DD74.png" manifest:media-type="image/png"/>
  <manifest:file-entry manifest:full-path="Pictures/10000000000002E1000002DBC8293EDDE5E05912.png" manifest:media-type="image/png"/>
  <manifest:file-entry manifest:full-path="Pictures/100000000000032E000002E09D5F0F6E7BCD711C.png" manifest:media-type="image/png"/>
  <manifest:file-entry manifest:full-path="Pictures/10000000000002D60000030AFA38F643FE5D5F6D.png" manifest:media-type="image/png"/>
  <manifest:file-entry manifest:full-path="Pictures/1000000000000356000002CC7C8025AB11CF2D22.png" manifest:media-type="image/png"/>
  <manifest:file-entry manifest:full-path="Pictures/10000000000002D6000002640169744EBC798CB4.png" manifest:media-type="image/png"/>
  <manifest:file-entry manifest:full-path="Pictures/1000000000000394000001B2A3BBE18D9AB796F4.png" manifest:media-type="image/png"/>
  <manifest:file-entry manifest:full-path="Pictures/1000000000000342000002CD93AD5FEA412700FD.png" manifest:media-type="image/png"/>
  <manifest:file-entry manifest:full-path="Pictures/10000000000003300000030B39B46851910059E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0.6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8.748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6.5217in" fo:break-before="auto" style:use-optimal-row-height="false"/>
    </style:style>
    <style:style style:name="ro3" style:family="table-row">
      <style:table-row-properties style:row-height="10.6354in" fo:break-before="auto" style:use-optimal-row-height="false"/>
    </style:style>
    <style:style style:name="ro4" style:family="table-row">
      <style:table-row-properties style:row-height="7.8508in" fo:break-before="auto" style:use-optimal-row-height="false"/>
    </style:style>
    <style:style style:name="ro5" style:family="table-row">
      <style:table-row-properties style:row-height="8.9453in" fo:break-before="auto" style:use-optimal-row-height="false"/>
    </style:style>
    <style:style style:name="ro6" style:family="table-row">
      <style:table-row-properties style:row-height="8.7701in" fo:break-before="auto" style:use-optimal-row-height="false"/>
    </style:style>
    <style:style style:name="ro7" style:family="table-row">
      <style:table-row-properties style:row-height="9.0571in" fo:break-before="auto" style:use-optimal-row-height="false"/>
    </style:style>
    <style:style style:name="ro8" style:family="table-row">
      <style:table-row-properties style:row-height="12.5882in" fo:break-before="auto" style:use-optimal-row-height="false"/>
    </style:style>
    <style:style style:name="ro9" style:family="table-row">
      <style:table-row-properties style:row-height="3.5717in" fo:break-before="auto" style:use-optimal-row-height="false"/>
    </style:style>
    <style:style style:name="ro10" style:family="table-row">
      <style:table-row-properties style:row-height="5.0327in" fo:break-before="auto" style:use-optimal-row-height="false"/>
    </style:style>
    <style:style style:name="ro11" style:family="table-row">
      <style:table-row-properties style:row-height="4.2571in" fo:break-before="auto" style:use-optimal-row-height="false"/>
    </style:style>
    <style:style style:name="ro12" style:family="table-row">
      <style:table-row-properties style:row-height="8.1in" fo:break-before="auto" style:use-optimal-row-height="false"/>
    </style:style>
    <style:style style:name="ro13" style:family="table-row">
      <style:table-row-properties style:row-height="7.4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9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.4984in" svg:height="8.113in" svg:x="1.3087in" svg:y="7.5516in">
            <draw:image xlink:href="Pictures/10000000000003300000030B39B46851910059E5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8.6858in" svg:height="7.4673in" svg:x="1.3748in" svg:y="17.6768in">
            <draw:image xlink:href="Pictures/1000000000000342000002CD93AD5FEA412700FD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7.561in" svg:height="6.3736in" svg:x="1.1921in" svg:y="0.2575in">
            <draw:image xlink:href="Pictures/10000000000002D6000002640169744EBC798CB4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7.561in" svg:height="8.1028in" svg:x="1.3417in" svg:y="25.7283in">
            <draw:image xlink:href="Pictures/10000000000002D60000030AFA38F643FE5D5F6D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7.6756in" svg:height="7.613in" svg:x="1.5744in" svg:y="43.9976in">
            <draw:image xlink:href="Pictures/10000000000002E1000002DBC8293EDDE5E05912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0.4287in" svg:height="9.9362in" svg:x="1.1921in" svg:y="52.0374in">
            <draw:image xlink:href="Pictures/10000000000002E5000002C290281E4385B0DD74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7.7173in" svg:height="7.9256in" svg:x="1.1921in" svg:y="34.2102in">
            <draw:image xlink:href="Pictures/10000000000002E5000002F945AE8304B5668BFC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9.748in" svg:height="3.3114in" svg:x="1.1921in" svg:y="64.6256in">
            <draw:image xlink:href="Pictures/10000000000003A80000013E1C62C3E9E5BD7078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9.5398in" svg:height="4.5197in" svg:x="1.1921in" svg:y="68.1969in">
            <draw:image xlink:href="Pictures/1000000000000394000001B2A3BBE18D9AB796F4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9.5606in" svg:height="3.874in" svg:x="1.1921in" svg:y="73.2295in">
            <draw:image xlink:href="Pictures/100000000000039600000174C942B761258C6ACE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8.4776in" svg:height="7.665in" svg:x="1.5579in" svg:y="77.6465in">
            <draw:image xlink:href="Pictures/100000000000032E000002E09D5F0F6E7BCD711C.png" xlink:type="simple" xlink:show="embed" xlink:actuate="onLoad" loext:mime-type="image/png">
              <text:p/>
            </draw:image>
          </draw:frame>
          <draw:frame draw:z-index="11" draw:name="Image 12" draw:style-name="gr1" draw:text-style-name="P1" svg:width="8.8941in" svg:height="7.4567in" svg:x="1.1921in" svg:y="85.5866in">
            <draw:image xlink:href="Pictures/1000000000000356000002CC7C8025AB11CF2D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ce9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table:style-name="ce4"/>
          <table:table-cell/>
          <table:table-cell table:style-name="ce9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4"/>
          <table:table-cell table:number-columns-repeated="2"/>
        </table:table-row>
        <table:table-row table:style-name="ro6">
          <table:table-cell office:value-type="float" office:value="5" calcext:value-type="float">
            <text:p>5</text:p>
          </table:table-cell>
          <table:table-cell/>
          <table:table-cell table:style-name="ce4"/>
          <table:table-cell table:number-columns-repeated="2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table:style-name="ce4"/>
          <table:table-cell/>
          <table:table-cell table:style-name="ce9"/>
        </table:table-row>
        <table:table-row table:style-name="ro8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2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2"/>
        </table:table-row>
        <table:table-row table:style-name="ro10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number-columns-repeated="2"/>
        </table:table-row>
        <table:table-row table:style-name="ro11">
          <table:table-cell office:value-type="float" office:value="10" calcext:value-type="float">
            <text:p>10</text:p>
          </table:table-cell>
          <table:table-cell/>
          <table:table-cell table:style-name="ce4"/>
          <table:table-cell table:number-columns-repeated="2"/>
        </table:table-row>
        <table:table-row table:style-name="ro12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2:50:44.068163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1-23T14:20:41.838122174</dc:date>
    <meta:editing-duration>PT1H59M24S</meta:editing-duration>
    <meta:editing-cycles>24</meta:editing-cycles>
    <meta:document-statistic meta:table-count="1" meta:cell-count="14" meta:object-count="12"/>
  </office:meta>
</office:document-meta>
</file>